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300000000" calcext:value-type="float">
            <text:p>300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ar_range</text:p>
          </table:table-cell>
          <table:table-cell office:value-type="float" office:value="845000" calcext:value-type="float">
            <text:p>8450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xmin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max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ng_samp_rate</text:p>
          </table:table-cell>
          <table:table-cell office:value-type="float" office:value="64345238.125714" calcext:value-type="float">
            <text:p>64345238,125714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ange</text:p>
          </table:table-cell>
          <table:table-cell table:formula="of:=([.C2]/(2*[.C7]))*(([.C5]+[.C6])/2)+[.C3]" office:value-type="float" office:value="883464.384810644" calcext:value-type="float">
            <text:p>883464,3848106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.00.0000</text:date>, <text:time style:data-style-name="N2" text:time-value="17:20:29.00534889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3:10:54.199501411</meta:creation-date>
    <dc:date>2019-11-25T17:23:33.664060731</dc:date>
    <meta:editing-duration>PT8M25S</meta:editing-duration>
    <meta:editing-cycles>3</meta:editing-cycles>
    <meta:generator>LibreOffice/6.1.5.2$Linux_X86_64 LibreOffice_project/10$Build-2</meta:generator>
    <meta:document-statistic meta:table-count="1" meta:cell-count="12" meta:object-count="0"/>
  </office:meta>
</office:document-meta>
</file>